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Trebuchet MS', 'Lucida Sans Unicode', 'Lucida Grande', 'Lucida Sans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3d75" officeooo:paragraph-rsid="00173d75"/>
    </style:style>
    <style:style style:name="P2" style:family="paragraph" style:parent-style-name="Standard">
      <style:text-properties style:text-underline-style="solid" style:text-underline-width="auto" style:text-underline-color="font-color" officeooo:rsid="0018dbef" officeooo:paragraph-rsid="0018dbef"/>
    </style:style>
    <style:style style:name="P3" style:family="paragraph" style:parent-style-name="Standard">
      <style:text-properties officeooo:rsid="001939e8" officeooo:paragraph-rsid="00173d75"/>
    </style:style>
    <style:style style:name="P4" style:family="paragraph" style:parent-style-name="Standard">
      <style:text-properties officeooo:rsid="001939e8" officeooo:paragraph-rsid="001939e8"/>
    </style:style>
    <style:style style:name="P5" style:family="paragraph" style:parent-style-name="Standard">
      <style:text-properties officeooo:rsid="001bfea2" officeooo:paragraph-rsid="001939e8"/>
    </style:style>
    <style:style style:name="P6" style:family="paragraph" style:parent-style-name="Standard">
      <style:text-properties officeooo:rsid="001bfea2" officeooo:paragraph-rsid="001bfea2"/>
    </style:style>
    <style:style style:name="P7" style:family="paragraph" style:parent-style-name="Standard">
      <style:text-properties fo:color="#000000" officeooo:rsid="001d3e6e" officeooo:paragraph-rsid="001d3e6e"/>
    </style:style>
    <style:style style:name="P8" style:family="paragraph" style:parent-style-name="Standard">
      <style:text-properties fo:color="#000000" officeooo:rsid="001d3e6e" officeooo:paragraph-rsid="001e50af"/>
    </style:style>
    <style:style style:name="P9" style:family="paragraph" style:parent-style-name="Standard">
      <style:text-properties fo:color="#000000" officeooo:rsid="001e50af" officeooo:paragraph-rsid="001e50af"/>
    </style:style>
    <style:style style:name="P10" style:family="paragraph" style:parent-style-name="Standard">
      <style:text-properties fo:color="#000000" officeooo:paragraph-rsid="001e50af"/>
    </style:style>
    <style:style style:name="P11" style:family="paragraph" style:parent-style-name="Standard">
      <style:paragraph-properties fo:padding="0.049cm" fo:border="0.99pt solid #000000" style:shadow="#808080 -0.18cm -0.18cm" style:writing-mode="page"/>
      <style:text-properties officeooo:rsid="00173d75" officeooo:paragraph-rsid="00173d75"/>
    </style:style>
    <style:style style:name="P1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paragraph-rsid="001e50af"/>
    </style:style>
    <style:style style:name="P1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44b17" officeooo:paragraph-rsid="00244b17"/>
    </style:style>
    <style:style style:name="P14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3fda" officeooo:paragraph-rsid="00263fda"/>
    </style:style>
    <style:style style:name="P15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e9b6" officeooo:paragraph-rsid="0026e9b6"/>
    </style:style>
    <style:style style:name="P16" style:family="paragraph" style:parent-style-name="Standard">
      <style:text-properties officeooo:rsid="00173d75" officeooo:paragraph-rsid="00173d75"/>
    </style:style>
    <style:style style:name="P17" style:family="paragraph" style:parent-style-name="Standard">
      <style:text-properties officeooo:rsid="00173d75" officeooo:paragraph-rsid="002289ae"/>
    </style:style>
    <style:style style:name="P18" style:family="paragraph" style:parent-style-name="Standard">
      <style:text-properties officeooo:rsid="002289ae" officeooo:paragraph-rsid="002289ae"/>
    </style:style>
    <style:style style:name="P19" style:family="paragraph" style:parent-style-name="Standard">
      <style:text-properties fo:color="#000000" officeooo:rsid="00244b17" officeooo:paragraph-rsid="00244b17"/>
    </style:style>
    <style:style style:name="P20" style:family="paragraph" style:parent-style-name="Standard">
      <style:text-properties fo:color="#000000" style:text-underline-style="solid" style:text-underline-width="auto" style:text-underline-color="font-color" officeooo:rsid="001d3e6e" officeooo:paragraph-rsid="001d3e6e"/>
    </style:style>
    <style:style style:name="P21" style:family="paragraph" style:parent-style-name="Standard">
      <style:text-properties officeooo:paragraph-rsid="001e50af"/>
    </style:style>
    <style:style style:name="P22" style:family="paragraph" style:parent-style-name="Standard">
      <style:text-properties style:text-underline-style="solid" style:text-underline-width="auto" style:text-underline-color="font-color" officeooo:rsid="002289ae" officeooo:paragraph-rsid="002289ae"/>
    </style:style>
    <style:style style:name="P23" style:family="paragraph" style:parent-style-name="Standard">
      <style:text-properties style:text-underline-style="solid" style:text-underline-width="auto" style:text-underline-color="font-color" officeooo:rsid="001939e8" officeooo:paragraph-rsid="001939e8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type="double" style:text-underline-width="auto" style:text-underline-color="font-color" fo:background-color="#ffff00" loext:char-shading-value="0"/>
    </style:style>
    <style:style style:name="T3" style:family="text">
      <style:text-properties fo:color="#ff0000"/>
    </style:style>
    <style:style style:name="T4" style:family="text">
      <style:text-properties fo:color="#ff0000" officeooo:rsid="001e50af"/>
    </style:style>
    <style:style style:name="T5" style:family="text">
      <style:text-properties fo:font-variant="normal" fo:text-transform="none" style:font-name="Liberation Serif" fo:letter-spacing="normal" fo:font-style="normal" fo:font-weight="normal"/>
    </style:style>
    <style:style style:name="T6" style:family="text">
      <style:text-properties fo:font-variant="normal" fo:text-transform="none" style:font-name="Liberation Serif" fo:font-size="12.75pt" fo:letter-spacing="normal" fo:font-style="normal" fo:font-weight="normal"/>
    </style:style>
    <style:style style:name="T7" style:family="text">
      <style:text-properties fo:font-variant="normal" fo:text-transform="none" style:font-name="Liberation Serif" fo:font-size="12.75pt" fo:letter-spacing="normal" fo:font-style="normal" fo:font-weight="normal" officeooo:rsid="00263fda"/>
    </style:style>
    <style:style style:name="T8" style:family="text">
      <style:text-properties fo:font-variant="normal" fo:text-transform="none" fo:color="#ff0000" style:font-name="Liberation Serif" fo:font-size="12.75pt" fo:letter-spacing="normal" fo:font-style="normal" fo:font-weight="normal"/>
    </style:style>
    <style:style style:name="T9" style:family="text">
      <style:text-properties fo:color="#000000" officeooo:rsid="001e50af"/>
    </style:style>
    <style:style style:name="T10" style:family="text">
      <style:text-properties officeooo:rsid="001e50af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ogin </text:p>
      <text:p text:style-name="P1"/>
      <text:p text:style-name="P1">Páginas utilizadas como apoyo: </text:p>
      <text:p text:style-name="P1"/>
      <text:p text:style-name="P2"><text:span text:style-name="T2">Sistema de autentificación PHP</text:span> <text:span text:style-name="T1"><text:s/>[Artículos del manual] </text:span></text:p>
      <text:p text:style-name="P1"/>
      <text:p text:style-name="P1"><text:a xlink:type="simple" xlink:href="https://desarrolloweb.com/manuales/37" text:style-name="Internet_20_link" text:visited-style-name="Visited_20_Internet_20_Link">https://desarrolloweb.com/manuales/37</text:a></text:p>
      <text:p text:style-name="P1"/>
      <text:p text:style-name="P22">Articulo 2: Página inicial con el formulario de autentificación <text:s/>en PHP</text:p>
      <text:p text:style-name="P18"/>
      <text:p text:style-name="P18"><text:a xlink:type="simple" xlink:href="https://desarrolloweb.com/articulos/1008.php" text:style-name="Internet_20_link" text:visited-style-name="Visited_20_Internet_20_Link">https://desarrolloweb.com/articulos/1008.php</text:a></text:p>
      <text:p text:style-name="P18"/>
      <text:p text:style-name="P22">Articulo 3: Control de los datos de autentificación en PHP</text:p>
      <text:p text:style-name="P18"/>
      <text:p text:style-name="P18"><text:a xlink:type="simple" xlink:href="https://desarrolloweb.com/articulos/1009.php" text:style-name="Internet_20_link" text:visited-style-name="Visited_20_Internet_20_Link">https://desarrolloweb.com/articulos/1009.php</text:a></text:p>
      <text:p text:style-name="P17"/>
      <text:p text:style-name="P23">Articulo 8 : Cierre de sesión al cerrar el navegador </text:p>
      <text:p text:style-name="P3"/>
      <text:p text:style-name="P4"><text:a xlink:type="simple" xlink:href="https://desarrolloweb.com/articulos/2022.php" text:style-name="Internet_20_link" text:visited-style-name="Visited_20_Internet_20_Link">https://desarrolloweb.com/articulos/2022.php</text:a></text:p>
      <text:p text:style-name="P5"/>
      <text:p text:style-name="P6">• Consultar : <text:span text:style-name="T3">Hay acceso al archivo de inicio de php “php.ini” en el servidor de COPPENS?</text:span> </text:p>
      <text:p text:style-name="P6"/>
      <text:p text:style-name="P20">Articulo 9: <text:span text:style-name="T5">Autentificación PHP para múltiples usuarios usando MySQL</text:span></text:p>
      <text:p text:style-name="P7"/>
      <text:p text:style-name="P7"><text:a xlink:type="simple" xlink:href="https://desarrolloweb.com/articulos/1095.php" text:style-name="Internet_20_link" text:visited-style-name="Visited_20_Internet_20_Link">https://desarrolloweb.com/articulos/1095.php</text:a></text:p>
      <text:p text:style-name="P7"/>
      <text:p text:style-name="P7">• <text:span text:style-name="T11">Usuarios y contraseñas.</text:span></text:p>
      <text:p text:style-name="P7"/>
      <text:p text:style-name="P10"><text:span text:style-name="T10">Articulo 10: </text:span><text:span text:style-name="T5">Autenticar usuario y guardar en una cookie con PHP</text:span></text:p>
      <text:p text:style-name="P9"/>
      <text:p text:style-name="P9"><text:a xlink:type="simple" xlink:href="https://desarrolloweb.com/articulos/autenticar-usuario-guardar-cookie-php.html" text:style-name="Internet_20_link" text:visited-style-name="Visited_20_Internet_20_Link">https://desarrolloweb.com/articulos/autenticar-usuario-guardar-cookie-php.html</text:a></text:p>
      <text:p text:style-name="P8"/>
      <text:p text:style-name="P21"><text:span text:style-name="T9"><text:s/></text:span><text:span text:style-name="T4">L</text:span><text:span text:style-name="T8">a complejidad la aportará la parte de guardar el usuario en una cookie.</text:span></text:p>
      <text:p text:style-name="P21"><text:span text:style-name="T8"/></text:p>
      <text:p text:style-name="P19"><text:span text:style-name="T6">• Llamar a un método/procedimiento de PHP desde </text:span><text:span text:style-name="T7">[</text:span><text:span text:style-name="T6">&lt;form action= “”….</text:span><text:span text:style-name="T7">]</text:span></text:p>
      <text:p text:style-name="P12"/>
      <text:p text:style-name="P13"><text:a xlink:type="simple" xlink:href="http://www.forosdelweb.com/f18/llamar-funcion-desde-form-986752/" text:style-name="Internet_20_link" text:visited-style-name="Visited_20_Internet_20_Link">http://www.forosdelweb.com/f18/llamar-funcion-desde-form-986752/</text:a></text:p>
      <text:p text:style-name="P13"/>
      <text:p text:style-name="P14">• Explicación comando “form” en HTML </text:p>
      <text:p text:style-name="P14"/>
      <text:p text:style-name="P15"><text:a xlink:type="simple" xlink:href="https://www.hazunaweb.com/curso-de-html/formularios-html/" text:style-name="Internet_20_link" text:visited-style-name="Visited_20_Internet_20_Link">https://www.hazunaweb.com/curso-de-html/formularios-html/</text:a></text:p>
      <text:p text:style-name="P15"/>
      <text:p text:style-name="P15">• En HTML : Diferencias entre “id” y “name” dentro del comando “input”</text:p>
      <text:p text:style-name="P15"/>
      <text:p text:style-name="P15"><text:a xlink:type="simple" xlink:href="https://stackoverflow.com/questions/7470268/html-input-name-vs-id" text:style-name="Internet_20_link" text:visited-style-name="Visited_20_Internet_20_Link">https://stackoverflow.com/questions/7470268/html-input-name-vs-id</text:a></text:p>
      <text:p text:style-name="P15"/>
      <text:p text:style-name="P15"/>
      <text:p text:style-name="P15"/>
      <text:p text:style-name="P12"/>
      <text:p text:style-name="P19">Comandos PHP …</text:p>
      <text:p text:style-name="P19"/>
      <text:p text:style-name="P19"><text:soft-page-break/><text:a xlink:type="simple" xlink:href="https://www.php.net/manual/es/function.isset.php" text:style-name="Internet_20_link" text:visited-style-name="Visited_20_Internet_20_Link">https://www.php.net/manual/es/function.isset.php</text:a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Trebuchet MS', 'Lucida Sans Unicode', 'Lucida Grande', 'Lucida Sans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2:56:50.289000000</meta:creation-date>
    <dc:date>2020-09-18T23:18:00.130000000</dc:date>
    <meta:editing-duration>PT5H19M23S</meta:editing-duration>
    <meta:editing-cycles>7</meta:editing-cycles>
    <meta:generator>LibreOffice/5.3.6.1$Windows_x86 LibreOffice_project/686f202eff87ef707079aeb7f485847613344eb7</meta:generator>
    <meta:document-statistic meta:table-count="0" meta:image-count="0" meta:object-count="0" meta:page-count="2" meta:paragraph-count="25" meta:word-count="140" meta:character-count="1307" meta:non-whitespace-character-count="1183"/>
  </office:meta>
</office:document-meta>
</file>